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5">GetUP</text:span></text:p>
          </table:table-cell>
          <table:table-cell table:style-name="Table1.A1" office:value-type="string">
            <text:p text:style-name="P6"><text:span text:style-name="T5">Project ID</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Hans Santos</text:span></text:p>
          </table:table-cell>
          <table:table-cell table:style-name="Table1.A1" office:value-type="string">
            <text:p text:style-name="P6"><text:span text:style-name="T5">Sprint No.</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5">February 2</text:span><text:span text:style-name="T2">8</text:span><text:span text:style-name="T5">,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5">Workout.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4 spaces or the equivalent in tabs.</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Comments are found at the top of the statement using ‘”””’</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
      <text:list xml:id="list90409497"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9">get_workouts</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get_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create_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update_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delete_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
      <text:p text:style-name="P4"/>
      <text:list xml:id="list4316015853250" text:continue-numbering="true" text:style-name="WWNum1">
        <text:list-item>
          <text:p text:style-name="P17"/>
        </text:list-item>
        <text:list-item>
          <text:p text:style-name="P17"/>
        </text:list-item>
      </text:list>
      <text:p text:style-name="P4"/>
      <text:p text:style-name="P4"/>
      <text:p text:style-name="P4"/>
      <text:p text:style-name="P4"/>
      <text:list xml:id="list4316828563376"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7" meta:word-count="401" meta:character-count="2402" meta:non-whitespace-character-count="2073"/>
    <meta:generator>LibreOfficeDev/6.0.5.2$Linux_X86_64 LibreOffice_project/</meta:generator>
  </office:meta>
</office:document-meta>
</file>